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68" style:family="table-cell" style:parent-style-name="Default">
      <style:table-cell-properties fo:border="none"/>
    </style:style>
    <style:style style:name="ce93" style:family="table-cell" style:parent-style-name="Default">
      <style:table-cell-properties fo:border="0.74pt solid #000000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10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9-20)'.D8"/>
      <style:map style:condition="cell-content()=&quot;Exception Rejected&quot;" style:apply-style-name="Orange_20_Fill" style:base-cell-address="'DATE (24-09-20)'.D8"/>
      <style:map style:condition="cell-content()=&quot;Compliance Expected&quot;" style:apply-style-name="Light_20_Green_20_Fill" style:base-cell-address="'DATE (24-09-20)'.D8"/>
      <style:map style:condition="cell-content()=&quot;Exception Granted&quot;" style:apply-style-name="Dark_20_Green_20_Fill" style:base-cell-address="'DATE (24-09-20)'.D8"/>
      <style:map style:condition="cell-content()=&quot;Compliant&quot;" style:apply-style-name="Emerald_20_Fill" style:base-cell-address="'DATE (24-09-20)'.D8"/>
      <style:map style:condition="cell-content()=&quot;Not-Applicable&quot;" style:apply-style-name="Note" style:base-cell-address="'DATE (24-09-20)'.D8"/>
      <style:map style:condition="cell-content()=&quot;Exception Requested&quot;" style:apply-style-name="Yellow_20_Fill" style:base-cell-address="'DATE (24-09-20)'.D8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9-20)'.D8"/>
      <style:map style:condition="cell-content()=&quot;Exception Rejected&quot;" style:apply-style-name="Orange_20_Fill" style:base-cell-address="'DATE (24-09-20)'.D8"/>
      <style:map style:condition="cell-content()=&quot;Compliance Expected&quot;" style:apply-style-name="Light_20_Green_20_Fill" style:base-cell-address="'DATE (24-09-20)'.D8"/>
      <style:map style:condition="cell-content()=&quot;Exception Granted&quot;" style:apply-style-name="Dark_20_Green_20_Fill" style:base-cell-address="'DATE (24-09-20)'.D8"/>
      <style:map style:condition="cell-content()=&quot;Compliant&quot;" style:apply-style-name="Emerald_20_Fill" style:base-cell-address="'DATE (24-09-20)'.D8"/>
      <style:map style:condition="cell-content()=&quot;Not-Applicable&quot;" style:apply-style-name="Note" style:base-cell-address="'DATE (24-09-20)'.D8"/>
      <style:map style:condition="cell-content()=&quot;Exception Requested&quot;" style:apply-style-name="Yellow_20_Fill" style:base-cell-address="'DATE (24-09-20)'.D8"/>
    </style:style>
    <style:style style:name="ce1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9-20)'.D8"/>
      <style:map style:condition="cell-content()=&quot;Exception Rejected&quot;" style:apply-style-name="Orange_20_Fill" style:base-cell-address="'DATE (24-09-20)'.D8"/>
      <style:map style:condition="cell-content()=&quot;Compliance Expected&quot;" style:apply-style-name="Light_20_Green_20_Fill" style:base-cell-address="'DATE (24-09-20)'.D8"/>
      <style:map style:condition="cell-content()=&quot;Exception Granted&quot;" style:apply-style-name="Dark_20_Green_20_Fill" style:base-cell-address="'DATE (24-09-20)'.D8"/>
      <style:map style:condition="cell-content()=&quot;Compliant&quot;" style:apply-style-name="Emerald_20_Fill" style:base-cell-address="'DATE (24-09-20)'.D8"/>
      <style:map style:condition="cell-content()=&quot;Not-Applicable&quot;" style:apply-style-name="Note" style:base-cell-address="'DATE (24-09-20)'.D8"/>
      <style:map style:condition="cell-content()=&quot;Exception Requested&quot;" style:apply-style-name="Yellow_20_Fill" style:base-cell-address="'DATE (24-09-20)'.D8"/>
    </style:style>
    <style:style style:name="ce11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9-20)'.D8"/>
      <style:map style:condition="cell-content()=&quot;Exception Rejected&quot;" style:apply-style-name="Orange_20_Fill" style:base-cell-address="'DATE (24-09-20)'.D8"/>
      <style:map style:condition="cell-content()=&quot;Compliance Expected&quot;" style:apply-style-name="Light_20_Green_20_Fill" style:base-cell-address="'DATE (24-09-20)'.D8"/>
      <style:map style:condition="cell-content()=&quot;Exception Granted&quot;" style:apply-style-name="Dark_20_Green_20_Fill" style:base-cell-address="'DATE (24-09-20)'.D8"/>
      <style:map style:condition="cell-content()=&quot;Compliant&quot;" style:apply-style-name="Emerald_20_Fill" style:base-cell-address="'DATE (24-09-20)'.D8"/>
      <style:map style:condition="cell-content()=&quot;Not-Applicable&quot;" style:apply-style-name="Note" style:base-cell-address="'DATE (24-09-20)'.D8"/>
      <style:map style:condition="cell-content()=&quot;Exception Requested&quot;" style:apply-style-name="Yellow_20_Fill" style:base-cell-address="'DATE (24-09-20)'.D8"/>
    </style:style>
    <style:style style:name="ce119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9-20)'.D8"/>
      <style:map style:condition="cell-content()=&quot;Exception Rejected&quot;" style:apply-style-name="Orange_20_Fill" style:base-cell-address="'DATE (24-09-20)'.D8"/>
      <style:map style:condition="cell-content()=&quot;Compliance Expected&quot;" style:apply-style-name="Light_20_Green_20_Fill" style:base-cell-address="'DATE (24-09-20)'.D8"/>
      <style:map style:condition="cell-content()=&quot;Exception Granted&quot;" style:apply-style-name="Dark_20_Green_20_Fill" style:base-cell-address="'DATE (24-09-20)'.D8"/>
      <style:map style:condition="cell-content()=&quot;Compliant&quot;" style:apply-style-name="Emerald_20_Fill" style:base-cell-address="'DATE (24-09-20)'.D8"/>
      <style:map style:condition="cell-content()=&quot;Not-Applicable&quot;" style:apply-style-name="Note" style:base-cell-address="'DATE (24-09-20)'.D8"/>
      <style:map style:condition="cell-content()=&quot;Exception Requested&quot;" style:apply-style-name="Yellow_20_Fill" style:base-cell-address="'DATE (24-09-20)'.D8"/>
    </style:style>
    <style:style style:name="ce120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9-20)'.D8"/>
      <style:map style:condition="cell-content()=&quot;Exception Rejected&quot;" style:apply-style-name="Orange_20_Fill" style:base-cell-address="'DATE (24-09-20)'.D8"/>
      <style:map style:condition="cell-content()=&quot;Compliance Expected&quot;" style:apply-style-name="Light_20_Green_20_Fill" style:base-cell-address="'DATE (24-09-20)'.D8"/>
      <style:map style:condition="cell-content()=&quot;Exception Granted&quot;" style:apply-style-name="Dark_20_Green_20_Fill" style:base-cell-address="'DATE (24-09-20)'.D8"/>
      <style:map style:condition="cell-content()=&quot;Compliant&quot;" style:apply-style-name="Emerald_20_Fill" style:base-cell-address="'DATE (24-09-20)'.D8"/>
      <style:map style:condition="cell-content()=&quot;Not-Applicable&quot;" style:apply-style-name="Note" style:base-cell-address="'DATE (24-09-20)'.D8"/>
      <style:map style:condition="cell-content()=&quot;Exception Requested&quot;" style:apply-style-name="Yellow_20_Fill" style:base-cell-address="'DATE (24-09-20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8-04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8-04)'.D8">
          <table:error-message table:message-type="stop" table:display="true"/>
        </table:content-validation>
      </table:content-validations>
      <table:table table:name="DATE (24-08-04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93"/>
        <table:table-column table:style-name="co6" table:default-cell-style-name="ce30"/>
        <table:table-column table:style-name="co5" table:default-cell-style-name="ce110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1" office:value-type="string" calcext:value-type="string" table:number-columns-spanned="1" table:number-rows-spanned="5">
            <text:p>Requirement </text:p>
          </table:table-cell>
          <table:table-cell table:style-name="ce41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1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00"/>
        </table:table-row>
        <table:table-row table:style-name="ro1">
          <table:covered-table-cell table:style-name="ce1"/>
          <table:covered-table-cell table:number-columns-repeated="2" table:style-name="ce41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CookiePirate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1"/>
          <table:covered-table-cell table:style-name="ce61"/>
          <table:covered-table-cell table:style-name="ce70"/>
          <table:covered-table-cell table:number-columns-repeated="2" table:style-name="ce100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100"/>
        </table:table-row>
        <table:table-row table:style-name="ro1">
          <table:covered-table-cell table:number-columns-repeated="3" table:style-name="ce2"/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Notes</text:p>
          </table:table-cell>
          <table:table-cell table:style-name="ce100" office:value-type="string" calcext:value-type="string">
            <text:p>Status</text:p>
          </table:table-cell>
          <table:table-cell table:style-name="ce100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1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00"/>
        </table:table-row>
        <table:table-row table:style-name="ro1">
          <table:table-cell table:style-name="ce3" office:value-type="string" calcext:value-type="string">
            <text:p>CSRM-AK-03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a couple glacier references were missed when revising the CS to Kodiak from Glacier Bay. Notwithstanding those, the map is compliant with the rest of the section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No glaciers detected but this spec can be revised to reflect its conversion from a Columbia-Valdez style map.</text:p>
          </table:table-cell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 lakes to inspect, but they are not required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4.B</text:p>
          </table:table-cell>
          <table:table-cell table:style-name="ce15" office:value-type="string" calcext:value-type="string">
            <text:p>Elevation – Valley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Elevation rises to 2 in scattered areas. Completely flat large areas not representative of Kodiak Island IRL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important part is that the valleys exist. Spec can be revised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4.C</text:p>
          </table:table-cell>
          <table:table-cell table:style-name="ce15" office:value-type="string" calcext:value-type="string">
            <text:p>Elevation – Mountai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A</text:p>
          </table:table-cell>
          <table:table-cell table:style-name="ce15" office:value-type="string" calcext:value-type="string">
            <text:p>Terrain – Water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lakes, no shallows anywhere. Ocean mix of water, med water, deep water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B</text:p>
          </table:table-cell>
          <table:table-cell table:style-name="ce15" office:value-type="string" calcext:value-type="string">
            <text:p>Terrain – Valley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C</text:p>
          </table:table-cell>
          <table:table-cell table:style-name="ce15" office:value-type="string" calcext:value-type="string">
            <text:p>Terrain – Mountain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fter placing mountain objects and looking at IRL Kodiak mountains, only the summits of those should be snow except in winter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Aesthetic choice, spec can be updated later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5.D</text:p>
          </table:table-cell>
          <table:table-cell table:style-name="ce15" office:value-type="string" calcext:value-type="string">
            <text:p>Forest Arrangemen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Lowlands were not sufficiently forested. Distribution of trees equal across all elevations up to 6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ournament representative does not feel strongly on this topic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6.A</text:p>
          </table:table-cell>
          <table:table-cell table:style-name="ce15"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wo cows and five geese to allow standard food for starting dark age, since no boars are present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Spec can be updated later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6.B</text:p>
          </table:table-cell>
          <table:table-cell table:style-name="ce15" office:value-type="string" calcext:value-type="string">
            <text:p>Neutral Units/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imilar to Rapa Nui, a competitive map, except with more of a black-forest type feel.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76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ap sufficiently similar to other maps that satisfy this requirement, such as Arabia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Compliant for all formats. Exception requested for map size override so players play on slightly larger maps due to island size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We will find a way to rework the standard to refer to size choices in lobby, instead of actual numbers. Island is highly circular on 4-player and 6-player settings, but this is trivial for now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laskan Bear mandated by general spec for this map pack, superseding this requirement. 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ome outlying islands intersect with the edge of the map, creating private fishing access, but they would require a transport ship to access for docking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4" office:value-type="string" calcext:value-type="string">
            <text:p>30 tiles feels like too much given the land constraints and heavy forests. All ‘neutral’ resources have been scripted to start not less than 25 tiles away from a TC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Lower assigned/neutral transition distance is acceptable for closed maps as long as it is consistent for all players. 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93"/>
          <table:table-cell/>
          <table:table-cell table:style-name="ce110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2"/>
          <table:table-cell table:style-name="ce12" table:formula="of:=COUNTIF([.$D$8:.$D$75];[.A79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79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2"/>
          <table:table-cell table:style-name="ce12" table:formula="of:=COUNTIF([.$D$8:.$D$75];[.A80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0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2"/>
          <table:table-cell table:style-name="ce12" table:formula="of:=COUNTIF([.$D$8:.$D$75];[.A81])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12" table:formula="of:=COUNTIF([.$F$8:.$F$75];[.A81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2"/>
          <table:table-cell table:style-name="ce12" table:formula="of:=COUNTIF([.$D$8:.$D$75];[.A82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2])" office:value-type="float" office:value="7" calcext:value-type="float" table:number-columns-spanned="2" table:number-rows-spanned="1">
            <text:p>7</text:p>
          </table:table-cell>
          <table:covered-table-cell table:style-name="ce52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2"/>
          <table:table-cell table:style-name="ce12" table:formula="of:=COUNTIF([.$D$8:.$D$75];[.A83])" office:value-type="float" office:value="43" calcext:value-type="float" table:number-columns-spanned="2" table:number-rows-spanned="1">
            <text:p>43</text:p>
          </table:table-cell>
          <table:covered-table-cell table:style-name="ce52"/>
          <table:table-cell table:style-name="ce12" table:formula="of:=COUNTIF([.$F$8:.$F$75];[.A83])" office:value-type="float" office:value="44" calcext:value-type="float" table:number-columns-spanned="2" table:number-rows-spanned="1">
            <text:p>44</text:p>
          </table:table-cell>
          <table:covered-table-cell table:style-name="ce52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2"/>
          <table:table-cell table:style-name="ce12" table:formula="of:=COUNTIF([.$D$8:.$D$75];[.A84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4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calcext:conditional-formats>
          <calcext:conditional-format calcext:target-range-address="'DATE (24-08-04)'.F75:'DATE (24-08-04)'.F75 'DATE (24-08-04)'.D75:'DATE (24-08-04)'.D75 'DATE (24-08-04)'.D73:'DATE (24-08-04)'.D73 'DATE (24-08-04)'.F73:'DATE (24-08-04)'.F73 'DATE (24-08-04)'.D71:'DATE (24-08-04)'.D71 'DATE (24-08-04)'.F71:'DATE (24-08-04)'.F71 'DATE (24-08-04)'.D69:'DATE (24-08-04)'.D69 'DATE (24-08-04)'.F69:'DATE (24-08-04)'.F69 'DATE (24-08-04)'.D60:'DATE (24-08-04)'.D67 'DATE (24-08-04)'.F60:'DATE (24-08-04)'.F67 'DATE (24-08-04)'.D56:'DATE (24-08-04)'.D58 'DATE (24-08-04)'.F56:'DATE (24-08-04)'.F58 'DATE (24-08-04)'.D53:'DATE (24-08-04)'.D54 'DATE (24-08-04)'.F53:'DATE (24-08-04)'.F54 'DATE (24-08-04)'.D51:'DATE (24-08-04)'.D51 'DATE (24-08-04)'.F51:'DATE (24-08-04)'.F51 'DATE (24-08-04)'.D46:'DATE (24-08-04)'.D49 'DATE (24-08-04)'.F46:'DATE (24-08-04)'.F49 'DATE (24-08-04)'.D41:'DATE (24-08-04)'.D44 'DATE (24-08-04)'.F41:'DATE (24-08-04)'.F44 'DATE (24-08-04)'.D39:'DATE (24-08-04)'.D39 'DATE (24-08-04)'.F39:'DATE (24-08-04)'.F39 'DATE (24-08-04)'.D35:'DATE (24-08-04)'.D37 'DATE (24-08-04)'.F35:'DATE (24-08-04)'.F37 'DATE (24-08-04)'.F8:'DATE (24-08-04)'.F32 'DATE (24-08-04)'.D8:'DATE (24-08-04)'.D32">
            <calcext:condition calcext:apply-style-name="Red Fill" calcext:value="=&quot;Non-Compliant&quot;" calcext:base-cell-address="'DATE (24-08-04)'.D8"/>
            <calcext:condition calcext:apply-style-name="Orange Fill" calcext:value="=&quot;Exception Rejected&quot;" calcext:base-cell-address="'DATE (24-08-04)'.D8"/>
            <calcext:condition calcext:apply-style-name="Light Green Fill" calcext:value="=&quot;Compliance Expected&quot;" calcext:base-cell-address="'DATE (24-08-04)'.D8"/>
            <calcext:condition calcext:apply-style-name="Dark Green Fill" calcext:value="=&quot;Exception Granted&quot;" calcext:base-cell-address="'DATE (24-08-04)'.D8"/>
            <calcext:condition calcext:apply-style-name="Emerald Fill" calcext:value="=&quot;Compliant&quot;" calcext:base-cell-address="'DATE (24-08-04)'.D8"/>
            <calcext:condition calcext:apply-style-name="Note" calcext:value="=&quot;Not-Applicable&quot;" calcext:base-cell-address="'DATE (24-08-04)'.D8"/>
            <calcext:condition calcext:apply-style-name="Yellow Fill" calcext:value="=&quot;Exception Requested&quot;" calcext:base-cell-address="'DATE (24-08-04)'.D8"/>
          </calcext:conditional-format>
        </calcext:conditional-formats>
      </table:table>
      <table:table table:name="DATE (24-09-20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15"/>
        <table:table-column table:style-name="co5" table:default-cell-style-name="ce52"/>
        <table:table-column table:style-name="co6" table:default-cell-style-name="ce118"/>
        <table:table-column table:style-name="co5" table:default-cell-style-name="ce110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1" office:value-type="string" calcext:value-type="string" table:number-columns-spanned="1" table:number-rows-spanned="5">
            <text:p>Requirement </text:p>
          </table:table-cell>
          <table:table-cell table:style-name="ce41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1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00"/>
        </table:table-row>
        <table:table-row table:style-name="ro1">
          <table:covered-table-cell table:style-name="ce1"/>
          <table:covered-table-cell table:number-columns-repeated="2" table:style-name="ce41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CookiePirate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1"/>
          <table:covered-table-cell table:style-name="ce61"/>
          <table:covered-table-cell table:style-name="ce70"/>
          <table:covered-table-cell table:number-columns-repeated="2" table:style-name="ce100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100"/>
        </table:table-row>
        <table:table-row table:style-name="ro1">
          <table:covered-table-cell table:number-columns-repeated="3" table:style-name="ce2"/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Notes</text:p>
          </table:table-cell>
          <table:table-cell table:style-name="ce100" office:value-type="string" calcext:value-type="string">
            <text:p>Status</text:p>
          </table:table-cell>
          <table:table-cell table:style-name="ce100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1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00"/>
        </table:table-row>
        <table:table-row table:style-name="ro1">
          <table:table-cell table:style-name="ce3" office:value-type="string" calcext:value-type="string">
            <text:p>CSRM-AK-03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a couple glacier references were missed when revising the CS to Kodiak from Glacier Bay. Notwithstanding those, the map is compliant with the rest of the section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No glaciers detected but this spec can be revised to reflect its conversion from a Columbia-Valdez style map.</text:p>
          </table:table-cell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 lakes to inspect, but they are not required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4.B</text:p>
          </table:table-cell>
          <table:table-cell table:style-name="ce15" office:value-type="string" calcext:value-type="string">
            <text:p>Elevation – Valley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Elevation rises to 2 in scattered areas. Completely flat large areas not representative of Kodiak Island IRL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important part is that the valleys exist. Spec can be revised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4.C</text:p>
          </table:table-cell>
          <table:table-cell table:style-name="ce15" office:value-type="string" calcext:value-type="string">
            <text:p>Elevation – Mountai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A</text:p>
          </table:table-cell>
          <table:table-cell table:style-name="ce15" office:value-type="string" calcext:value-type="string">
            <text:p>Terrain – Water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lakes, no shallows anywhere. Ocean mix of water, med water, deep water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B</text:p>
          </table:table-cell>
          <table:table-cell table:style-name="ce15" office:value-type="string" calcext:value-type="string">
            <text:p>Terrain – Valley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C</text:p>
          </table:table-cell>
          <table:table-cell table:style-name="ce15" office:value-type="string" calcext:value-type="string">
            <text:p>Terrain – Mountain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fter placing mountain objects and looking at IRL Kodiak mountains, only the summits of those should be snow except in winter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Aesthetic choice, spec can be updated later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5.D</text:p>
          </table:table-cell>
          <table:table-cell table:style-name="ce15" office:value-type="string" calcext:value-type="string">
            <text:p>Forest Arrangemen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Lowlands were not sufficiently forested. Distribution of trees equal across all elevations up to 6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ournament representative does not feel strongly on this topic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6.A</text:p>
          </table:table-cell>
          <table:table-cell table:style-name="ce15"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wo cows and five geese to allow standard food for starting dark age, since no boars are present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Spec can be updated later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6.B</text:p>
          </table:table-cell>
          <table:table-cell table:style-name="ce15" office:value-type="string" calcext:value-type="string">
            <text:p>Neutral Units/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16" table:content-validation-name="val1"/>
          <table:table-cell table:style-name="ce68"/>
          <table:table-cell table:style-name="ce119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117" table:content-validation-name="val1"/>
          <table:table-cell table:style-name="ce73"/>
          <table:table-cell table:style-name="ce120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47.91 (Final score as of 9/20/24)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11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11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11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11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16" table:content-validation-name="val1"/>
          <table:table-cell table:style-name="ce68"/>
          <table:table-cell table:style-name="ce119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7" table:content-validation-name="val1"/>
          <table:table-cell table:style-name="ce73"/>
          <table:table-cell table:style-name="ce120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76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ap sufficiently similar to other maps that satisfy this requirement, such as Arabia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Compliant for all formats. Exception requested for map size override so players play on slightly larger maps due to island size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We will find a way to rework the standard to refer to size choices in lobby, instead of actual numbers. Island is highly circular on 4-player and 6-player settings, but this is trivial for now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laskan Bear mandated by general spec for this map pack, superseding this requirement. 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ome outlying islands intersect with the edge of the map, creating private fishing access, but they would require a transport ship to access for docking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4" office:value-type="string" calcext:value-type="string">
            <text:p>30 tiles feels like too much given the land constraints and heavy forests. All ‘neutral’ resources have been scripted to start not less than 25 tiles away from a TC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Lower assigned/neutral transition distance is acceptable for closed maps as long as it is consistent for all players. 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2"/>
          <table:table-cell/>
          <table:table-cell table:style-name="ce110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2"/>
          <table:table-cell table:style-name="ce12" table:formula="of:=COUNTIF([.$D$8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79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2"/>
          <table:table-cell table:style-name="ce12" table:formula="of:=COUNTIF([.$D$8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80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2"/>
          <table:table-cell table:style-name="ce12" table:formula="of:=COUNTIF([.$D$8:.$D$75];[.A81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5];[.A81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2"/>
          <table:table-cell table:style-name="ce12" table:formula="of:=COUNTIF([.$D$8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82])" office:value-type="float" office:value="7" calcext:value-type="float" table:number-columns-spanned="2" table:number-rows-spanned="1">
            <text:p>7</text:p>
          </table:table-cell>
          <table:covered-table-cell table:style-name="ce52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2"/>
          <table:table-cell table:style-name="ce12" table:formula="of:=COUNTIF([.$D$8:.$D$75];[.A83])" office:value-type="float" office:value="43" calcext:value-type="float" table:number-columns-spanned="2" table:number-rows-spanned="1">
            <text:p>43</text:p>
          </table:table-cell>
          <table:covered-table-cell/>
          <table:table-cell table:style-name="ce12" table:formula="of:=COUNTIF([.$F$8:.$F$75];[.A83])" office:value-type="float" office:value="44" calcext:value-type="float" table:number-columns-spanned="2" table:number-rows-spanned="1">
            <text:p>44</text:p>
          </table:table-cell>
          <table:covered-table-cell table:style-name="ce52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2"/>
          <table:table-cell table:style-name="ce12" table:formula="of:=COUNTIF([.$D$8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5];[.A84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calcext:conditional-formats>
          <calcext:conditional-format calcext:target-range-address="'DATE (24-09-20)'.F75:'DATE (24-09-20)'.F75 'DATE (24-09-20)'.D75:'DATE (24-09-20)'.D75 'DATE (24-09-20)'.D73:'DATE (24-09-20)'.D73 'DATE (24-09-20)'.F73:'DATE (24-09-20)'.F73 'DATE (24-09-20)'.D71:'DATE (24-09-20)'.D71 'DATE (24-09-20)'.F71:'DATE (24-09-20)'.F71 'DATE (24-09-20)'.D69:'DATE (24-09-20)'.D69 'DATE (24-09-20)'.F69:'DATE (24-09-20)'.F69 'DATE (24-09-20)'.D60:'DATE (24-09-20)'.D67 'DATE (24-09-20)'.F60:'DATE (24-09-20)'.F67 'DATE (24-09-20)'.D56:'DATE (24-09-20)'.D58 'DATE (24-09-20)'.F56:'DATE (24-09-20)'.F58 'DATE (24-09-20)'.D53:'DATE (24-09-20)'.D54 'DATE (24-09-20)'.F53:'DATE (24-09-20)'.F54 'DATE (24-09-20)'.D51:'DATE (24-09-20)'.D51 'DATE (24-09-20)'.F51:'DATE (24-09-20)'.F51 'DATE (24-09-20)'.D46:'DATE (24-09-20)'.D49 'DATE (24-09-20)'.F46:'DATE (24-09-20)'.F49 'DATE (24-09-20)'.D41:'DATE (24-09-20)'.D44 'DATE (24-09-20)'.F41:'DATE (24-09-20)'.F44 'DATE (24-09-20)'.D39:'DATE (24-09-20)'.D39 'DATE (24-09-20)'.F39:'DATE (24-09-20)'.F39 'DATE (24-09-20)'.D35:'DATE (24-09-20)'.D37 'DATE (24-09-20)'.F35:'DATE (24-09-20)'.F37 'DATE (24-09-20)'.F8:'DATE (24-09-20)'.F32 'DATE (24-09-20)'.D8:'DATE (24-09-20)'.D32">
            <calcext:condition calcext:apply-style-name="Red Fill" calcext:value="=&quot;Non-Compliant&quot;" calcext:base-cell-address="'DATE (24-09-20)'.D8"/>
            <calcext:condition calcext:apply-style-name="Orange Fill" calcext:value="=&quot;Exception Rejected&quot;" calcext:base-cell-address="'DATE (24-09-20)'.D8"/>
            <calcext:condition calcext:apply-style-name="Light Green Fill" calcext:value="=&quot;Compliance Expected&quot;" calcext:base-cell-address="'DATE (24-09-20)'.D8"/>
            <calcext:condition calcext:apply-style-name="Dark Green Fill" calcext:value="=&quot;Exception Granted&quot;" calcext:base-cell-address="'DATE (24-09-20)'.D8"/>
            <calcext:condition calcext:apply-style-name="Emerald Fill" calcext:value="=&quot;Compliant&quot;" calcext:base-cell-address="'DATE (24-09-20)'.D8"/>
            <calcext:condition calcext:apply-style-name="Note" calcext:value="=&quot;Not-Applicable&quot;" calcext:base-cell-address="'DATE (24-09-20)'.D8"/>
            <calcext:condition calcext:apply-style-name="Yellow Fill" calcext:value="=&quot;Exception Requested&quot;" calcext:base-cell-address="'DATE (24-09-20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0T22:29:51.965000000</dc:date>
    <meta:editing-duration>P2DT16H38S</meta:editing-duration>
    <meta:editing-cycles>178</meta:editing-cycles>
    <meta:generator>LibreOffice/24.2.5.2$Windows_X86_64 LibreOffice_project/bffef4ea93e59bebbeaf7f431bb02b1a39ee8a59</meta:generator>
    <meta:document-statistic meta:table-count="2" meta:cell-count="538" meta:object-count="0"/>
  </office:meta>
</office:document-meta>
</file>